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fe7f5" draw:fill="solid" draw:fill-color="#e6eff7" draw:textarea-horizontal-align="justify" draw:textarea-vertical-align="middle" draw:auto-grow-height="false" fo:min-height="12.952cm" fo:min-width="12.802cm"/>
    </style:style>
    <style:style style:name="gr2" style:family="graphic" style:parent-style-name="standard">
      <style:graphic-properties svg:stroke-color="#ffcccc" draw:fill="solid" draw:fill-color="#fde0e0" draw:textarea-horizontal-align="justify" draw:textarea-vertical-align="middle" draw:auto-grow-height="false" fo:min-height="1.13cm" fo:min-width="12.58cm"/>
    </style:style>
    <style:style style:name="gr3" style:family="graphic" style:parent-style-name="standard">
      <style:graphic-properties svg:stroke-color="#ff3333" draw:fill="solid" draw:fill-color="#f7b9b9" draw:textarea-horizontal-align="justify" draw:textarea-vertical-align="middle" draw:auto-grow-height="false" fo:min-height="0.735cm" fo:min-width="3.286cm"/>
    </style:style>
    <style:style style:name="gr4" style:family="graphic" style:parent-style-name="standard">
      <style:graphic-properties draw:fill="solid" draw:fill-color="#d0e0f0" draw:textarea-horizontal-align="justify" draw:textarea-vertical-align="middle" draw:auto-grow-height="false" fo:min-height="12.694cm" fo:min-width="3.244cm"/>
    </style:style>
    <style:style style:name="gr5" style:family="graphic" style:parent-style-name="standard">
      <style:graphic-properties draw:fill="solid" draw:fill-color="#3465a4" draw:textarea-horizontal-align="justify" draw:textarea-vertical-align="middle" draw:auto-grow-height="false" fo:min-height="0.034cm" fo:min-width="0cm"/>
    </style:style>
    <style:style style:name="gr6" style:family="graphic" style:parent-style-name="objectwithoutfill">
      <style:graphic-properties draw:marker-end="Arrow" draw:marker-end-width="0.3cm" draw:fill="solid" draw:fill-color="#3465a4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c5000b" draw:textarea-horizontal-align="justify" draw:textarea-vertical-align="middle" draw:auto-grow-height="false" fo:min-height="0.034cm" fo:min-width="0cm"/>
    </style:style>
    <style:style style:name="gr9" style:family="graphic" style:parent-style-name="objectwithoutfill">
      <style:graphic-properties svg:stroke-width="0.1cm" svg:stroke-color="#009933" draw:marker-start-width="0.5cm" draw:marker-end="Symmetric_20_Arrow" draw:marker-end-width="0.4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9900ff" draw:fill="solid" draw:fill-color="#77216f" draw:textarea-horizontal-align="justify" draw:textarea-vertical-align="middle" draw:auto-grow-height="false" fo:min-height="0.735cm" fo:min-width="3.2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color="#0000ff" fo:font-size="16pt" style:font-size-asian="16pt" style:font-size-complex="16pt"/>
    </style:style>
    <style:style style:name="P5" style:family="paragraph">
      <style:text-properties fo:color="#0000ff" style:font-name="Fira Mono" fo:font-size="16pt" style:font-size-asian="16pt" style:font-size-complex="16pt"/>
    </style:style>
    <style:style style:name="P6" style:family="paragraph">
      <style:text-properties fo:color="#ff0000"/>
    </style:style>
    <style:style style:name="P7" style:family="paragraph">
      <style:text-properties fo:color="#ff0000" style:font-name="Fira Mono" fo:font-size="16pt" style:font-size-asian="16pt" style:font-size-complex="16pt"/>
    </style:style>
    <style:style style:name="T1" style:family="text">
      <style:text-properties fo:color="#ffffff"/>
    </style:style>
    <style:style style:name="T2" style:family="text">
      <style:text-properties fo:color="#0000ff" style:font-name="Fira Mono" fo:font-size="16pt" style:font-size-asian="16pt" style:font-size-complex="16pt"/>
    </style:style>
    <style:style style:name="T3" style:family="text">
      <style:text-properties fo:color="#ff0000" style:font-name="Fira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measurelines" svg:width="13.5cm" svg:height="13.4cm" svg:x="0.301cm" svg:y="0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47.169601688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measurelines" svg:width="13.1cm" svg:height="1.4cm" draw:transform="rotate (-1.5707963267949) translate (15.665cm 0.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47.169601688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2" draw:id="id92" draw:layer="measurelines" svg:width="3.8cm" svg:height="0.999cm" draw:transform="rotate (-1.5707963267949) translate (15.464cm 5.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47.169601688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3" draw:id="id93" draw:layer="measurelines" svg:width="3.8cm" svg:height="0.999cm" draw:transform="rotate (-1.5707963267949) translate (15.464cm 9.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47.169601688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1" draw:id="id91" draw:layer="measurelines" svg:width="3.8cm" svg:height="0.999cm" draw:transform="rotate (-1.5707963267949) translate (15.464cm 0.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47.169601688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95" draw:id="id95" draw:layer="measurelines" svg:width="3.8cm" svg:height="13cm" svg:x="5.101cm" svg:y="0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47.169601688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96" draw:id="id96" draw:layer="measurelines" svg:width="3.8cm" svg:height="13cm" svg:x="9.801cm" svg:y="0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47.169601688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94" draw:id="id94" draw:layer="layout" svg:width="3.8cm" svg:height="13cm" svg:x="0.501cm" svg:y="0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47.169601688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0.4cm" svg:height="0.4cm" svg:x="0.701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0.4cm" svg:height="0.4cm" svg:x="2.201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0.4cm" svg:height="0.4cm" svg:x="3.701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0.4cm" svg:height="0.4cm" svg:x="5.301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0.4cm" svg:height="0.4cm" svg:x="6.801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.101cm" svg:y1="1.3cm" svg:x2="2.201cm" svg:y2="1.3cm" draw:start-shape="id1" draw:start-glue-point="10" draw:end-shape="id2" draw:end-glue-point="6" svg:d="M1101 1300h1100" svg:viewBox="0 0 1101 1">
          <text:p/>
        </draw:connector>
        <draw:custom-shape draw:style-name="gr5" draw:text-style-name="P1" xml:id="id6" draw:id="id6" draw:layer="layout" svg:width="0.4cm" svg:height="0.4cm" svg:x="8.301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0.4cm" svg:height="0.4cm" svg:x="10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0.4cm" svg:height="0.4cm" svg:x="11.5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0.4cm" svg:height="0.4cm" svg:x="13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.601cm" svg:y1="1.3cm" svg:x2="3.701cm" svg:y2="1.3cm" draw:start-shape="id2" draw:start-glue-point="10" draw:end-shape="id3" draw:end-glue-point="6" svg:d="M2601 1300h1100" svg:viewBox="0 0 1101 1">
          <text:p/>
        </draw:connector>
        <draw:connector draw:style-name="gr6" draw:text-style-name="P1" draw:layer="layout" draw:type="line" svg:x1="5.701cm" svg:y1="1.3cm" svg:x2="6.801cm" svg:y2="1.3cm" draw:start-shape="id4" draw:start-glue-point="10" draw:end-shape="id5" draw:end-glue-point="6" svg:d="M5701 1300h1100" svg:viewBox="0 0 1101 1">
          <text:p/>
        </draw:connector>
        <draw:connector draw:style-name="gr6" draw:text-style-name="P1" draw:layer="layout" draw:type="line" svg:x1="7.201cm" svg:y1="1.3cm" svg:x2="8.301cm" svg:y2="1.3cm" draw:start-shape="id5" draw:start-glue-point="10" draw:end-shape="id6" draw:end-glue-point="6" svg:d="M7201 1300h1100" svg:viewBox="0 0 1101 1">
          <text:p/>
        </draw:connector>
        <draw:connector draw:style-name="gr6" draw:text-style-name="P1" draw:layer="layout" draw:type="line" svg:x1="10.4cm" svg:y1="1.3cm" svg:x2="11.5cm" svg:y2="1.3cm" draw:start-shape="id7" draw:start-glue-point="10" draw:end-shape="id8" draw:end-glue-point="3" svg:d="M10400 1300h1100" svg:viewBox="0 0 1101 1">
          <text:p/>
        </draw:connector>
        <draw:connector draw:style-name="gr6" draw:text-style-name="P1" draw:layer="layout" draw:type="line" svg:x1="11.9cm" svg:y1="1.3cm" svg:x2="13cm" svg:y2="1.3cm" draw:start-shape="id8" draw:start-glue-point="10" draw:end-shape="id9" draw:end-glue-point="6" svg:d="M11900 1300h1100" svg:viewBox="0 0 1101 1">
          <text:p/>
        </draw:connector>
        <draw:custom-shape draw:style-name="gr5" draw:text-style-name="P1" xml:id="id10" draw:id="id10" draw:layer="layout" svg:width="0.4cm" svg:height="0.4cm" svg:x="0.702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1" draw:id="id11" draw:layer="layout" svg:width="0.4cm" svg:height="0.4cm" svg:x="2.202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0.4cm" svg:height="0.4cm" svg:x="3.702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3" draw:id="id13" draw:layer="layout" svg:width="0.4cm" svg:height="0.4cm" svg:x="5.302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4" draw:id="id14" draw:layer="layout" svg:width="0.4cm" svg:height="0.4cm" svg:x="6.802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.102cm" svg:y1="2.8cm" svg:x2="2.202cm" svg:y2="2.8cm" draw:start-shape="id10" draw:start-glue-point="10" draw:end-shape="id11" draw:end-glue-point="6" svg:d="M1102 2800h1100" svg:viewBox="0 0 1101 1">
          <text:p/>
        </draw:connector>
        <draw:custom-shape draw:style-name="gr5" draw:text-style-name="P1" xml:id="id15" draw:id="id15" draw:layer="layout" svg:width="0.4cm" svg:height="0.4cm" svg:x="8.302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" draw:id="id16" draw:layer="layout" svg:width="0.4cm" svg:height="0.4cm" svg:x="10.00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" draw:id="id17" draw:layer="layout" svg:width="0.4cm" svg:height="0.4cm" svg:x="11.50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8" draw:id="id18" draw:layer="layout" svg:width="0.4cm" svg:height="0.4cm" svg:x="13.00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.602cm" svg:y1="2.8cm" svg:x2="3.702cm" svg:y2="2.8cm" draw:start-shape="id11" draw:start-glue-point="10" draw:end-shape="id12" draw:end-glue-point="6" svg:d="M2602 2800h1100" svg:viewBox="0 0 1101 1">
          <text:p/>
        </draw:connector>
        <draw:connector draw:style-name="gr6" draw:text-style-name="P1" draw:layer="layout" draw:type="line" svg:x1="5.702cm" svg:y1="2.8cm" svg:x2="6.802cm" svg:y2="2.8cm" draw:start-shape="id13" draw:start-glue-point="10" draw:end-shape="id14" draw:end-glue-point="6" svg:d="M5702 2800h1100" svg:viewBox="0 0 1101 1">
          <text:p/>
        </draw:connector>
        <draw:connector draw:style-name="gr6" draw:text-style-name="P1" draw:layer="layout" draw:type="line" svg:x1="7.202cm" svg:y1="2.8cm" svg:x2="8.302cm" svg:y2="2.8cm" draw:start-shape="id14" draw:start-glue-point="10" draw:end-shape="id15" draw:end-glue-point="6" svg:d="M7202 2800h1100" svg:viewBox="0 0 1101 1">
          <text:p/>
        </draw:connector>
        <draw:connector draw:style-name="gr6" draw:text-style-name="P1" draw:layer="layout" draw:type="line" svg:x1="10.401cm" svg:y1="2.8cm" svg:x2="11.501cm" svg:y2="2.8cm" draw:start-shape="id16" draw:start-glue-point="10" draw:end-shape="id17" draw:end-glue-point="3" svg:d="M10401 2800h1100" svg:viewBox="0 0 1101 1">
          <text:p/>
        </draw:connector>
        <draw:connector draw:style-name="gr6" draw:text-style-name="P1" draw:layer="layout" draw:type="line" svg:x1="11.901cm" svg:y1="2.8cm" svg:x2="13.001cm" svg:y2="2.8cm" draw:start-shape="id17" draw:start-glue-point="10" draw:end-shape="id18" draw:end-glue-point="6" svg:d="M11901 2800h1100" svg:viewBox="0 0 1101 1">
          <text:p/>
        </draw:connector>
        <draw:custom-shape draw:style-name="gr5" draw:text-style-name="P1" xml:id="id19" draw:id="id19" draw:layer="layout" svg:width="0.4cm" svg:height="0.4cm" svg:x="0.701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0" draw:id="id20" draw:layer="layout" svg:width="0.4cm" svg:height="0.4cm" svg:x="2.201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1" draw:id="id21" draw:layer="layout" svg:width="0.4cm" svg:height="0.4cm" svg:x="3.701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2" draw:id="id22" draw:layer="layout" svg:width="0.4cm" svg:height="0.4cm" svg:x="5.301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3" draw:id="id23" draw:layer="layout" svg:width="0.4cm" svg:height="0.4cm" svg:x="6.801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.101cm" svg:y1="4.3cm" svg:x2="2.201cm" svg:y2="4.3cm" draw:start-shape="id19" draw:start-glue-point="10" draw:end-shape="id20" draw:end-glue-point="6" svg:d="M1101 4300h1100" svg:viewBox="0 0 1101 1">
          <text:p/>
        </draw:connector>
        <draw:custom-shape draw:style-name="gr5" draw:text-style-name="P1" xml:id="id24" draw:id="id24" draw:layer="layout" svg:width="0.4cm" svg:height="0.4cm" svg:x="8.301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5" draw:id="id25" draw:layer="layout" svg:width="0.4cm" svg:height="0.4cm" svg:x="10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6" draw:id="id26" draw:layer="layout" svg:width="0.4cm" svg:height="0.4cm" svg:x="11.5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7" draw:id="id27" draw:layer="layout" svg:width="0.4cm" svg:height="0.4cm" svg:x="13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.601cm" svg:y1="4.3cm" svg:x2="3.701cm" svg:y2="4.3cm" draw:start-shape="id20" draw:start-glue-point="10" draw:end-shape="id21" draw:end-glue-point="6" svg:d="M2601 4300h1100" svg:viewBox="0 0 1101 1">
          <text:p/>
        </draw:connector>
        <draw:connector draw:style-name="gr6" draw:text-style-name="P1" draw:layer="layout" draw:type="line" svg:x1="5.701cm" svg:y1="4.3cm" svg:x2="6.801cm" svg:y2="4.3cm" draw:start-shape="id22" draw:start-glue-point="10" draw:end-shape="id23" draw:end-glue-point="6" svg:d="M5701 4300h1100" svg:viewBox="0 0 1101 1">
          <text:p/>
        </draw:connector>
        <draw:connector draw:style-name="gr6" draw:text-style-name="P1" draw:layer="layout" draw:type="line" svg:x1="7.201cm" svg:y1="4.3cm" svg:x2="8.301cm" svg:y2="4.3cm" draw:start-shape="id23" draw:start-glue-point="10" draw:end-shape="id24" draw:end-glue-point="6" svg:d="M7201 4300h1100" svg:viewBox="0 0 1101 1">
          <text:p/>
        </draw:connector>
        <draw:connector draw:style-name="gr6" draw:text-style-name="P1" draw:layer="layout" draw:type="line" svg:x1="10.4cm" svg:y1="4.3cm" svg:x2="11.5cm" svg:y2="4.3cm" draw:start-shape="id25" draw:start-glue-point="10" draw:end-shape="id26" draw:end-glue-point="3" svg:d="M10400 4300h1100" svg:viewBox="0 0 1101 1">
          <text:p/>
        </draw:connector>
        <draw:connector draw:style-name="gr6" draw:text-style-name="P1" draw:layer="layout" draw:type="line" svg:x1="11.9cm" svg:y1="4.3cm" svg:x2="13cm" svg:y2="4.3cm" draw:start-shape="id26" draw:start-glue-point="10" draw:end-shape="id27" draw:end-glue-point="6" svg:d="M11900 4300h1100" svg:viewBox="0 0 1101 1">
          <text:p/>
        </draw:connector>
        <draw:custom-shape draw:style-name="gr5" draw:text-style-name="P1" xml:id="id28" draw:id="id28" draw:layer="layout" svg:width="0.4cm" svg:height="0.4cm" svg:x="0.701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9" draw:id="id29" draw:layer="layout" svg:width="0.4cm" svg:height="0.4cm" svg:x="2.201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0" draw:id="id30" draw:layer="layout" svg:width="0.4cm" svg:height="0.4cm" svg:x="3.701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1" draw:id="id31" draw:layer="layout" svg:width="0.4cm" svg:height="0.4cm" svg:x="5.301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2" draw:id="id32" draw:layer="layout" svg:width="0.4cm" svg:height="0.4cm" svg:x="6.801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.101cm" svg:y1="5.8cm" svg:x2="2.201cm" svg:y2="5.8cm" draw:start-shape="id28" draw:start-glue-point="10" draw:end-shape="id29" draw:end-glue-point="6" svg:d="M1101 5800h1100" svg:viewBox="0 0 1101 1">
          <text:p/>
        </draw:connector>
        <draw:custom-shape draw:style-name="gr5" draw:text-style-name="P1" xml:id="id33" draw:id="id33" draw:layer="layout" svg:width="0.4cm" svg:height="0.4cm" svg:x="8.301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4" draw:id="id34" draw:layer="layout" svg:width="0.4cm" svg:height="0.4cm" svg:x="10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5" draw:id="id35" draw:layer="layout" svg:width="0.4cm" svg:height="0.4cm" svg:x="11.5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6" draw:id="id36" draw:layer="layout" svg:width="0.4cm" svg:height="0.4cm" svg:x="13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.601cm" svg:y1="5.8cm" svg:x2="3.701cm" svg:y2="5.8cm" draw:start-shape="id29" draw:start-glue-point="10" draw:end-shape="id30" draw:end-glue-point="6" svg:d="M2601 5800h1100" svg:viewBox="0 0 1101 1">
          <text:p/>
        </draw:connector>
        <draw:connector draw:style-name="gr6" draw:text-style-name="P1" draw:layer="layout" draw:type="line" svg:x1="5.701cm" svg:y1="5.8cm" svg:x2="6.801cm" svg:y2="5.8cm" draw:start-shape="id31" draw:start-glue-point="10" draw:end-shape="id32" draw:end-glue-point="6" svg:d="M5701 5800h1100" svg:viewBox="0 0 1101 1">
          <text:p/>
        </draw:connector>
        <draw:connector draw:style-name="gr6" draw:text-style-name="P1" draw:layer="layout" draw:type="line" svg:x1="7.201cm" svg:y1="5.8cm" svg:x2="8.301cm" svg:y2="5.8cm" draw:start-shape="id32" draw:start-glue-point="10" draw:end-shape="id33" draw:end-glue-point="6" svg:d="M7201 5800h1100" svg:viewBox="0 0 1101 1">
          <text:p/>
        </draw:connector>
        <draw:connector draw:style-name="gr6" draw:text-style-name="P1" draw:layer="layout" draw:type="line" svg:x1="10.4cm" svg:y1="5.8cm" svg:x2="11.5cm" svg:y2="5.8cm" draw:start-shape="id34" draw:start-glue-point="10" draw:end-shape="id35" draw:end-glue-point="3" svg:d="M10400 5800h1100" svg:viewBox="0 0 1101 1">
          <text:p/>
        </draw:connector>
        <draw:connector draw:style-name="gr6" draw:text-style-name="P1" draw:layer="layout" draw:type="line" svg:x1="11.9cm" svg:y1="5.8cm" svg:x2="13cm" svg:y2="5.8cm" draw:start-shape="id35" draw:start-glue-point="10" draw:end-shape="id36" draw:end-glue-point="6" svg:d="M11900 5800h1100" svg:viewBox="0 0 1101 1">
          <text:p/>
        </draw:connector>
        <draw:custom-shape draw:style-name="gr5" draw:text-style-name="P1" xml:id="id37" draw:id="id37" draw:layer="layout" svg:width="0.4cm" svg:height="0.4cm" svg:x="0.702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8" draw:id="id38" draw:layer="layout" svg:width="0.4cm" svg:height="0.4cm" svg:x="2.202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9" draw:id="id39" draw:layer="layout" svg:width="0.4cm" svg:height="0.4cm" svg:x="3.702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0" draw:id="id40" draw:layer="layout" svg:width="0.4cm" svg:height="0.4cm" svg:x="5.302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1" draw:id="id41" draw:layer="layout" svg:width="0.4cm" svg:height="0.4cm" svg:x="6.802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.102cm" svg:y1="7.3cm" svg:x2="2.202cm" svg:y2="7.3cm" draw:start-shape="id37" draw:start-glue-point="10" draw:end-shape="id38" draw:end-glue-point="6" svg:d="M1102 7300h1100" svg:viewBox="0 0 1101 1">
          <text:p/>
        </draw:connector>
        <draw:custom-shape draw:style-name="gr5" draw:text-style-name="P1" xml:id="id42" draw:id="id42" draw:layer="layout" svg:width="0.4cm" svg:height="0.4cm" svg:x="8.302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3" draw:id="id43" draw:layer="layout" svg:width="0.4cm" svg:height="0.4cm" svg:x="10.001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4" draw:id="id44" draw:layer="layout" svg:width="0.4cm" svg:height="0.4cm" svg:x="11.501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5" draw:id="id45" draw:layer="layout" svg:width="0.4cm" svg:height="0.4cm" svg:x="13.001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.602cm" svg:y1="7.3cm" svg:x2="3.702cm" svg:y2="7.3cm" draw:start-shape="id38" draw:start-glue-point="10" draw:end-shape="id39" draw:end-glue-point="6" svg:d="M2602 7300h1100" svg:viewBox="0 0 1101 1">
          <text:p/>
        </draw:connector>
        <draw:connector draw:style-name="gr6" draw:text-style-name="P1" draw:layer="layout" draw:type="line" svg:x1="5.702cm" svg:y1="7.3cm" svg:x2="6.802cm" svg:y2="7.3cm" draw:start-shape="id40" draw:start-glue-point="10" draw:end-shape="id41" draw:end-glue-point="6" svg:d="M5702 7300h1100" svg:viewBox="0 0 1101 1">
          <text:p/>
        </draw:connector>
        <draw:connector draw:style-name="gr6" draw:text-style-name="P1" draw:layer="layout" draw:type="line" svg:x1="7.202cm" svg:y1="7.3cm" svg:x2="8.302cm" svg:y2="7.3cm" draw:start-shape="id41" draw:start-glue-point="10" draw:end-shape="id42" draw:end-glue-point="6" svg:d="M7202 7300h1100" svg:viewBox="0 0 1101 1">
          <text:p/>
        </draw:connector>
        <draw:connector draw:style-name="gr6" draw:text-style-name="P1" draw:layer="layout" draw:type="line" svg:x1="10.401cm" svg:y1="7.3cm" svg:x2="11.501cm" svg:y2="7.3cm" draw:start-shape="id43" draw:start-glue-point="10" draw:end-shape="id44" draw:end-glue-point="3" svg:d="M10401 7300h1100" svg:viewBox="0 0 1101 1">
          <text:p/>
        </draw:connector>
        <draw:connector draw:style-name="gr6" draw:text-style-name="P1" draw:layer="layout" draw:type="line" svg:x1="11.901cm" svg:y1="7.3cm" svg:x2="13.001cm" svg:y2="7.3cm" draw:start-shape="id44" draw:start-glue-point="10" draw:end-shape="id45" draw:end-glue-point="6" svg:d="M11901 7300h1100" svg:viewBox="0 0 1101 1">
          <text:p/>
        </draw:connector>
        <draw:custom-shape draw:style-name="gr5" draw:text-style-name="P1" xml:id="id46" draw:id="id46" draw:layer="layout" svg:width="0.4cm" svg:height="0.4cm" svg:x="0.701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7" draw:id="id47" draw:layer="layout" svg:width="0.4cm" svg:height="0.4cm" svg:x="2.201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8" draw:id="id48" draw:layer="layout" svg:width="0.4cm" svg:height="0.4cm" svg:x="3.701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9" draw:id="id49" draw:layer="layout" svg:width="0.4cm" svg:height="0.4cm" svg:x="5.301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0" draw:id="id50" draw:layer="layout" svg:width="0.4cm" svg:height="0.4cm" svg:x="6.801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.101cm" svg:y1="8.8cm" svg:x2="2.201cm" svg:y2="8.8cm" draw:start-shape="id46" draw:start-glue-point="10" draw:end-shape="id47" draw:end-glue-point="6" svg:d="M1101 8800h1100" svg:viewBox="0 0 1101 1">
          <text:p/>
        </draw:connector>
        <draw:custom-shape draw:style-name="gr5" draw:text-style-name="P1" xml:id="id51" draw:id="id51" draw:layer="layout" svg:width="0.4cm" svg:height="0.4cm" svg:x="8.301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2" draw:id="id52" draw:layer="layout" svg:width="0.4cm" svg:height="0.4cm" svg:x="10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3" draw:id="id53" draw:layer="layout" svg:width="0.4cm" svg:height="0.4cm" svg:x="11.5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4" draw:id="id54" draw:layer="layout" svg:width="0.4cm" svg:height="0.4cm" svg:x="13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.601cm" svg:y1="8.8cm" svg:x2="3.701cm" svg:y2="8.8cm" draw:start-shape="id47" draw:start-glue-point="10" draw:end-shape="id48" draw:end-glue-point="6" svg:d="M2601 8800h1100" svg:viewBox="0 0 1101 1">
          <text:p/>
        </draw:connector>
        <draw:connector draw:style-name="gr6" draw:text-style-name="P1" draw:layer="layout" draw:type="line" svg:x1="5.701cm" svg:y1="8.8cm" svg:x2="6.801cm" svg:y2="8.8cm" draw:start-shape="id49" draw:start-glue-point="10" draw:end-shape="id50" draw:end-glue-point="6" svg:d="M5701 8800h1100" svg:viewBox="0 0 1101 1">
          <text:p/>
        </draw:connector>
        <draw:connector draw:style-name="gr6" draw:text-style-name="P1" draw:layer="layout" draw:type="line" svg:x1="7.201cm" svg:y1="8.8cm" svg:x2="8.301cm" svg:y2="8.8cm" draw:start-shape="id50" draw:start-glue-point="10" draw:end-shape="id51" draw:end-glue-point="6" svg:d="M7201 8800h1100" svg:viewBox="0 0 1101 1">
          <text:p/>
        </draw:connector>
        <draw:connector draw:style-name="gr6" draw:text-style-name="P1" draw:layer="layout" draw:type="line" svg:x1="10.4cm" svg:y1="8.8cm" svg:x2="11.5cm" svg:y2="8.8cm" draw:start-shape="id52" draw:start-glue-point="10" draw:end-shape="id53" draw:end-glue-point="3" svg:d="M10400 8800h1100" svg:viewBox="0 0 1101 1">
          <text:p/>
        </draw:connector>
        <draw:connector draw:style-name="gr6" draw:text-style-name="P1" draw:layer="layout" draw:type="line" svg:x1="11.9cm" svg:y1="8.8cm" svg:x2="13cm" svg:y2="8.8cm" draw:start-shape="id53" draw:start-glue-point="10" draw:end-shape="id54" draw:end-glue-point="6" svg:d="M11900 8800h1100" svg:viewBox="0 0 1101 1">
          <text:p/>
        </draw:connector>
        <draw:custom-shape draw:style-name="gr5" draw:text-style-name="P1" xml:id="id55" draw:id="id55" draw:layer="layout" svg:width="0.4cm" svg:height="0.4cm" svg:x="0.701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6" draw:id="id56" draw:layer="layout" svg:width="0.4cm" svg:height="0.4cm" svg:x="2.201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7" draw:id="id57" draw:layer="layout" svg:width="0.4cm" svg:height="0.4cm" svg:x="3.701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8" draw:id="id58" draw:layer="layout" svg:width="0.4cm" svg:height="0.4cm" svg:x="5.301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9" draw:id="id59" draw:layer="layout" svg:width="0.4cm" svg:height="0.4cm" svg:x="6.801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.101cm" svg:y1="10.3cm" svg:x2="2.201cm" svg:y2="10.3cm" draw:start-shape="id55" draw:start-glue-point="10" draw:end-shape="id56" draw:end-glue-point="6" svg:d="M1101 10300h1100" svg:viewBox="0 0 1101 1">
          <text:p/>
        </draw:connector>
        <draw:custom-shape draw:style-name="gr5" draw:text-style-name="P1" xml:id="id60" draw:id="id60" draw:layer="layout" svg:width="0.4cm" svg:height="0.4cm" svg:x="8.301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1" draw:id="id61" draw:layer="layout" svg:width="0.4cm" svg:height="0.4cm" svg:x="10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2" draw:id="id62" draw:layer="layout" svg:width="0.4cm" svg:height="0.4cm" svg:x="11.5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3" draw:id="id63" draw:layer="layout" svg:width="0.4cm" svg:height="0.4cm" svg:x="13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.601cm" svg:y1="10.3cm" svg:x2="3.701cm" svg:y2="10.3cm" draw:start-shape="id56" draw:start-glue-point="10" draw:end-shape="id57" draw:end-glue-point="6" svg:d="M2601 10300h1100" svg:viewBox="0 0 1101 1">
          <text:p/>
        </draw:connector>
        <draw:connector draw:style-name="gr6" draw:text-style-name="P1" draw:layer="layout" draw:type="line" svg:x1="5.701cm" svg:y1="10.3cm" svg:x2="6.801cm" svg:y2="10.3cm" draw:start-shape="id58" draw:start-glue-point="10" draw:end-shape="id59" draw:end-glue-point="6" svg:d="M5701 10300h1100" svg:viewBox="0 0 1101 1">
          <text:p/>
        </draw:connector>
        <draw:connector draw:style-name="gr6" draw:text-style-name="P1" draw:layer="layout" draw:type="line" svg:x1="7.201cm" svg:y1="10.3cm" svg:x2="8.301cm" svg:y2="10.3cm" draw:start-shape="id59" draw:start-glue-point="10" draw:end-shape="id60" draw:end-glue-point="6" svg:d="M7201 10300h1100" svg:viewBox="0 0 1101 1">
          <text:p/>
        </draw:connector>
        <draw:connector draw:style-name="gr6" draw:text-style-name="P1" draw:layer="layout" draw:type="line" svg:x1="10.4cm" svg:y1="10.3cm" svg:x2="11.5cm" svg:y2="10.3cm" draw:start-shape="id61" draw:start-glue-point="10" draw:end-shape="id62" draw:end-glue-point="3" svg:d="M10400 10300h1100" svg:viewBox="0 0 1101 1">
          <text:p/>
        </draw:connector>
        <draw:connector draw:style-name="gr6" draw:text-style-name="P1" draw:layer="layout" draw:type="line" svg:x1="11.9cm" svg:y1="10.3cm" svg:x2="13cm" svg:y2="10.3cm" draw:start-shape="id62" draw:start-glue-point="10" draw:end-shape="id63" draw:end-glue-point="6" svg:d="M11900 10300h1100" svg:viewBox="0 0 1101 1">
          <text:p/>
        </draw:connector>
        <draw:custom-shape draw:style-name="gr5" draw:text-style-name="P1" xml:id="id64" draw:id="id64" draw:layer="layout" svg:width="0.4cm" svg:height="0.4cm" svg:x="0.702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5" draw:id="id65" draw:layer="layout" svg:width="0.4cm" svg:height="0.4cm" svg:x="2.202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6" draw:id="id66" draw:layer="layout" svg:width="0.4cm" svg:height="0.4cm" svg:x="3.702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7" draw:id="id67" draw:layer="layout" svg:width="0.4cm" svg:height="0.4cm" svg:x="5.302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8" draw:id="id68" draw:layer="layout" svg:width="0.4cm" svg:height="0.4cm" svg:x="6.802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.102cm" svg:y1="11.8cm" svg:x2="2.202cm" svg:y2="11.8cm" draw:start-shape="id64" draw:start-glue-point="10" draw:end-shape="id65" draw:end-glue-point="6" svg:d="M1102 11800h1100" svg:viewBox="0 0 1101 1">
          <text:p/>
        </draw:connector>
        <draw:custom-shape draw:style-name="gr5" draw:text-style-name="P1" xml:id="id69" draw:id="id69" draw:layer="layout" svg:width="0.4cm" svg:height="0.4cm" svg:x="8.302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0" draw:id="id70" draw:layer="layout" svg:width="0.4cm" svg:height="0.4cm" svg:x="10.001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1" draw:id="id71" draw:layer="layout" svg:width="0.4cm" svg:height="0.4cm" svg:x="11.501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2" draw:id="id72" draw:layer="layout" svg:width="0.4cm" svg:height="0.4cm" svg:x="13.001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.602cm" svg:y1="11.8cm" svg:x2="3.702cm" svg:y2="11.8cm" draw:start-shape="id65" draw:start-glue-point="10" draw:end-shape="id66" draw:end-glue-point="6" svg:d="M2602 11800h1100" svg:viewBox="0 0 1101 1">
          <text:p/>
        </draw:connector>
        <draw:connector draw:style-name="gr6" draw:text-style-name="P1" draw:layer="layout" draw:type="line" svg:x1="5.702cm" svg:y1="11.8cm" svg:x2="6.802cm" svg:y2="11.8cm" draw:start-shape="id67" draw:start-glue-point="10" draw:end-shape="id68" draw:end-glue-point="6" svg:d="M5702 11800h1100" svg:viewBox="0 0 1101 1">
          <text:p/>
        </draw:connector>
        <draw:connector draw:style-name="gr6" draw:text-style-name="P1" draw:layer="layout" draw:type="line" svg:x1="7.202cm" svg:y1="11.8cm" svg:x2="8.302cm" svg:y2="11.8cm" draw:start-shape="id68" draw:start-glue-point="10" draw:end-shape="id69" draw:end-glue-point="6" svg:d="M7202 11800h1100" svg:viewBox="0 0 1101 1">
          <text:p/>
        </draw:connector>
        <draw:connector draw:style-name="gr6" draw:text-style-name="P1" draw:layer="layout" draw:type="line" svg:x1="10.401cm" svg:y1="11.8cm" svg:x2="11.501cm" svg:y2="11.8cm" draw:start-shape="id70" draw:start-glue-point="10" draw:end-shape="id71" draw:end-glue-point="3" svg:d="M10401 11800h1100" svg:viewBox="0 0 1101 1">
          <text:p/>
        </draw:connector>
        <draw:connector draw:style-name="gr6" draw:text-style-name="P1" draw:layer="layout" draw:type="line" svg:x1="11.901cm" svg:y1="11.8cm" svg:x2="13.001cm" svg:y2="11.8cm" draw:start-shape="id71" draw:start-glue-point="10" draw:end-shape="id72" draw:end-glue-point="6" svg:d="M11901 11800h1100" svg:viewBox="0 0 1101 1">
          <text:p/>
        </draw:connector>
        <draw:custom-shape draw:style-name="gr5" draw:text-style-name="P1" xml:id="id73" draw:id="id73" draw:layer="layout" svg:width="0.4cm" svg:height="0.4cm" svg:x="0.701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4" draw:id="id74" draw:layer="layout" svg:width="0.4cm" svg:height="0.4cm" svg:x="2.201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5" draw:id="id75" draw:layer="layout" svg:width="0.4cm" svg:height="0.4cm" svg:x="3.701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6" draw:id="id76" draw:layer="layout" svg:width="0.4cm" svg:height="0.4cm" svg:x="5.301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7" draw:id="id77" draw:layer="layout" svg:width="0.4cm" svg:height="0.4cm" svg:x="6.801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.101cm" svg:y1="13.3cm" svg:x2="2.201cm" svg:y2="13.3cm" draw:start-shape="id73" draw:start-glue-point="10" draw:end-shape="id74" draw:end-glue-point="6" svg:d="M1101 13300h1100" svg:viewBox="0 0 1101 1">
          <text:p/>
        </draw:connector>
        <draw:custom-shape draw:style-name="gr5" draw:text-style-name="P1" xml:id="id78" draw:id="id78" draw:layer="layout" svg:width="0.4cm" svg:height="0.4cm" svg:x="8.301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9" draw:id="id79" draw:layer="layout" svg:width="0.4cm" svg:height="0.4cm" svg:x="10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0" draw:id="id80" draw:layer="layout" svg:width="0.4cm" svg:height="0.4cm" svg:x="11.5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1" draw:id="id81" draw:layer="layout" svg:width="0.4cm" svg:height="0.4cm" svg:x="13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.601cm" svg:y1="13.3cm" svg:x2="3.701cm" svg:y2="13.3cm" draw:start-shape="id74" draw:start-glue-point="10" draw:end-shape="id75" draw:end-glue-point="6" svg:d="M2601 13300h1100" svg:viewBox="0 0 1101 1">
          <text:p/>
        </draw:connector>
        <draw:connector draw:style-name="gr6" draw:text-style-name="P1" draw:layer="layout" draw:type="line" svg:x1="5.701cm" svg:y1="13.3cm" svg:x2="6.801cm" svg:y2="13.3cm" draw:start-shape="id76" draw:start-glue-point="10" draw:end-shape="id77" draw:end-glue-point="6" svg:d="M5701 13300h1100" svg:viewBox="0 0 1101 1">
          <text:p/>
        </draw:connector>
        <draw:connector draw:style-name="gr6" draw:text-style-name="P1" draw:layer="layout" draw:type="line" svg:x1="7.201cm" svg:y1="13.3cm" svg:x2="8.301cm" svg:y2="13.3cm" draw:start-shape="id77" draw:start-glue-point="10" draw:end-shape="id78" draw:end-glue-point="6" svg:d="M7201 13300h1100" svg:viewBox="0 0 1101 1">
          <text:p/>
        </draw:connector>
        <draw:connector draw:style-name="gr6" draw:text-style-name="P1" draw:layer="layout" draw:type="line" svg:x1="10.4cm" svg:y1="13.3cm" svg:x2="11.5cm" svg:y2="13.3cm" draw:start-shape="id79" draw:start-glue-point="10" draw:end-shape="id80" draw:end-glue-point="3" svg:d="M10400 13300h1100" svg:viewBox="0 0 1101 1">
          <text:p/>
        </draw:connector>
        <draw:connector draw:style-name="gr6" draw:text-style-name="P1" draw:layer="layout" draw:type="line" svg:x1="11.9cm" svg:y1="13.3cm" svg:x2="13cm" svg:y2="13.3cm" draw:start-shape="id80" draw:start-glue-point="10" draw:end-shape="id81" draw:end-glue-point="6" svg:d="M11900 13300h1100" svg:viewBox="0 0 1101 1">
          <text:p/>
        </draw:connector>
        <draw:connector draw:style-name="gr7" draw:text-style-name="P2" draw:layer="measurelines" draw:type="line" svg:x1="3.901cm" svg:y1="1.5cm" svg:x2="0.902cm" svg:y2="2.6cm" draw:start-shape="id3" draw:start-glue-point="8" draw:end-shape="id10" draw:end-glue-point="4" svg:d="M3901 1500l-2999 1100" svg:viewBox="0 0 3000 1101">
          <text:p/>
        </draw:connector>
        <draw:connector draw:style-name="gr7" draw:text-style-name="P2" draw:layer="measurelines" draw:type="line" svg:x1="3.902cm" svg:y1="3cm" svg:x2="0.901cm" svg:y2="4.1cm" draw:start-shape="id12" draw:start-glue-point="8" draw:end-shape="id19" draw:end-glue-point="4" svg:d="M3902 3000l-3001 1100" svg:viewBox="0 0 3002 1101">
          <text:p/>
        </draw:connector>
        <draw:connector draw:style-name="gr7" draw:text-style-name="P2" draw:layer="measurelines" draw:type="line" svg:x1="3.901cm" svg:y1="4.5cm" svg:x2="0.901cm" svg:y2="5.6cm" draw:start-shape="id21" draw:start-glue-point="8" draw:end-shape="id28" draw:end-glue-point="4" svg:d="M3901 4500l-3000 1100" svg:viewBox="0 0 3001 1101">
          <text:p/>
        </draw:connector>
        <draw:connector draw:style-name="gr7" draw:text-style-name="P2" draw:layer="measurelines" draw:type="line" svg:x1="3.901cm" svg:y1="6cm" svg:x2="0.902cm" svg:y2="7.1cm" draw:start-shape="id30" draw:start-glue-point="8" draw:end-shape="id37" draw:end-glue-point="4" svg:d="M3901 6000l-2999 1100" svg:viewBox="0 0 3000 1101">
          <text:p/>
        </draw:connector>
        <draw:connector draw:style-name="gr7" draw:text-style-name="P2" draw:layer="measurelines" draw:type="line" svg:x1="3.902cm" svg:y1="7.5cm" svg:x2="0.901cm" svg:y2="8.6cm" draw:start-shape="id39" draw:start-glue-point="8" draw:end-shape="id46" draw:end-glue-point="4" svg:d="M3902 7500l-3001 1100" svg:viewBox="0 0 3002 1101">
          <text:p/>
        </draw:connector>
        <draw:connector draw:style-name="gr7" draw:text-style-name="P2" draw:layer="measurelines" draw:type="line" svg:x1="3.901cm" svg:y1="9cm" svg:x2="0.901cm" svg:y2="10.1cm" draw:start-shape="id48" draw:start-glue-point="8" draw:end-shape="id55" draw:end-glue-point="4" svg:d="M3901 9000l-3000 1100" svg:viewBox="0 0 3001 1101">
          <text:p/>
        </draw:connector>
        <draw:connector draw:style-name="gr7" draw:text-style-name="P2" draw:layer="measurelines" draw:type="line" svg:x1="3.901cm" svg:y1="10.5cm" svg:x2="0.902cm" svg:y2="11.6cm" draw:start-shape="id57" draw:start-glue-point="8" draw:end-shape="id64" draw:end-glue-point="4" svg:d="M3901 10500l-2999 1100" svg:viewBox="0 0 3000 1101">
          <text:p/>
        </draw:connector>
        <draw:connector draw:style-name="gr7" draw:text-style-name="P2" draw:layer="measurelines" draw:type="line" svg:x1="3.902cm" svg:y1="12cm" svg:x2="0.901cm" svg:y2="13.1cm" draw:start-shape="id66" draw:start-glue-point="8" draw:end-shape="id73" draw:end-glue-point="4" svg:d="M3902 12000l-3001 1100" svg:viewBox="0 0 3002 1101">
          <text:p/>
        </draw:connector>
        <draw:connector draw:style-name="gr7" draw:text-style-name="P2" draw:layer="measurelines" draw:type="line" svg:x1="8.501cm" svg:y1="1.5cm" svg:x2="5.502cm" svg:y2="2.6cm" draw:start-shape="id6" draw:start-glue-point="8" draw:end-shape="id13" draw:end-glue-point="4" svg:d="M8501 1500l-2999 1100" svg:viewBox="0 0 3000 1101">
          <text:p/>
        </draw:connector>
        <draw:connector draw:style-name="gr7" draw:text-style-name="P2" draw:layer="measurelines" draw:type="line" svg:x1="8.502cm" svg:y1="3cm" svg:x2="5.501cm" svg:y2="4.1cm" draw:start-shape="id15" draw:start-glue-point="8" draw:end-shape="id22" draw:end-glue-point="4" svg:d="M8502 3000l-3001 1100" svg:viewBox="0 0 3002 1101">
          <text:p/>
        </draw:connector>
        <draw:connector draw:style-name="gr7" draw:text-style-name="P2" draw:layer="measurelines" draw:type="line" svg:x1="8.501cm" svg:y1="4.5cm" svg:x2="5.501cm" svg:y2="5.6cm" draw:start-shape="id24" draw:start-glue-point="8" draw:end-shape="id31" draw:end-glue-point="4" svg:d="M8501 4500l-3000 1100" svg:viewBox="0 0 3001 1101">
          <text:p/>
        </draw:connector>
        <draw:connector draw:style-name="gr7" draw:text-style-name="P2" draw:layer="measurelines" draw:type="line" svg:x1="8.501cm" svg:y1="6cm" svg:x2="5.502cm" svg:y2="7.1cm" draw:start-shape="id33" draw:start-glue-point="8" draw:end-shape="id40" draw:end-glue-point="4" svg:d="M8501 6000l-2999 1100" svg:viewBox="0 0 3000 1101">
          <text:p/>
        </draw:connector>
        <draw:connector draw:style-name="gr7" draw:text-style-name="P2" draw:layer="measurelines" draw:type="line" svg:x1="8.502cm" svg:y1="7.5cm" svg:x2="5.501cm" svg:y2="8.6cm" draw:start-shape="id42" draw:start-glue-point="8" draw:end-shape="id49" draw:end-glue-point="4" svg:d="M8502 7500l-3001 1100" svg:viewBox="0 0 3002 1101">
          <text:p/>
        </draw:connector>
        <draw:connector draw:style-name="gr7" draw:text-style-name="P2" draw:layer="measurelines" draw:type="line" svg:x1="8.501cm" svg:y1="9cm" svg:x2="5.501cm" svg:y2="10.1cm" draw:start-shape="id51" draw:start-glue-point="8" draw:end-shape="id58" draw:end-glue-point="4" svg:d="M8501 9000l-3000 1100" svg:viewBox="0 0 3001 1101">
          <text:p/>
        </draw:connector>
        <draw:connector draw:style-name="gr7" draw:text-style-name="P2" draw:layer="measurelines" draw:type="line" svg:x1="8.501cm" svg:y1="10.5cm" svg:x2="5.502cm" svg:y2="11.6cm" draw:start-shape="id60" draw:start-glue-point="8" draw:end-shape="id67" draw:end-glue-point="4" svg:d="M8501 10500l-2999 1100" svg:viewBox="0 0 3000 1101">
          <text:p/>
        </draw:connector>
        <draw:connector draw:style-name="gr7" draw:text-style-name="P2" draw:layer="measurelines" draw:type="line" svg:x1="8.502cm" svg:y1="12cm" svg:x2="5.501cm" svg:y2="13.1cm" draw:start-shape="id69" draw:start-glue-point="8" draw:end-shape="id76" draw:end-glue-point="4" svg:d="M8502 12000l-3001 1100" svg:viewBox="0 0 3002 1101">
          <text:p/>
        </draw:connector>
        <draw:connector draw:style-name="gr7" draw:text-style-name="P2" draw:layer="measurelines" draw:type="line" svg:x1="13.2cm" svg:y1="1.5cm" svg:x2="10.201cm" svg:y2="2.6cm" draw:start-shape="id9" draw:start-glue-point="8" draw:end-shape="id16" draw:end-glue-point="4" svg:d="M13200 1500l-2999 1100" svg:viewBox="0 0 3000 1101">
          <text:p/>
        </draw:connector>
        <draw:connector draw:style-name="gr7" draw:text-style-name="P2" draw:layer="measurelines" draw:type="line" svg:x1="13.201cm" svg:y1="3cm" svg:x2="10.2cm" svg:y2="4.1cm" draw:start-shape="id18" draw:start-glue-point="8" draw:end-shape="id25" draw:end-glue-point="4" svg:d="M13201 3000l-3001 1100" svg:viewBox="0 0 3002 1101">
          <text:p/>
        </draw:connector>
        <draw:connector draw:style-name="gr7" draw:text-style-name="P2" draw:layer="measurelines" draw:type="line" svg:x1="13.2cm" svg:y1="4.5cm" svg:x2="10.2cm" svg:y2="5.6cm" draw:start-shape="id27" draw:start-glue-point="8" draw:end-shape="id34" draw:end-glue-point="4" svg:d="M13200 4500l-3000 1100" svg:viewBox="0 0 3001 1101">
          <text:p/>
        </draw:connector>
        <draw:connector draw:style-name="gr7" draw:text-style-name="P2" draw:layer="measurelines" draw:type="line" svg:x1="13.2cm" svg:y1="6cm" svg:x2="10.201cm" svg:y2="7.1cm" draw:start-shape="id36" draw:start-glue-point="8" draw:end-shape="id43" draw:end-glue-point="4" svg:d="M13200 6000l-2999 1100" svg:viewBox="0 0 3000 1101">
          <text:p/>
        </draw:connector>
        <draw:connector draw:style-name="gr7" draw:text-style-name="P2" draw:layer="measurelines" draw:type="line" svg:x1="13.201cm" svg:y1="7.5cm" svg:x2="10.2cm" svg:y2="8.6cm" draw:start-shape="id45" draw:start-glue-point="8" draw:end-shape="id52" draw:end-glue-point="4" svg:d="M13201 7500l-3001 1100" svg:viewBox="0 0 3002 1101">
          <text:p/>
        </draw:connector>
        <draw:connector draw:style-name="gr7" draw:text-style-name="P2" draw:layer="measurelines" draw:type="line" svg:x1="13.2cm" svg:y1="9cm" svg:x2="10.2cm" svg:y2="10.1cm" draw:start-shape="id54" draw:start-glue-point="8" draw:end-shape="id61" draw:end-glue-point="4" svg:d="M13200 9000l-3000 1100" svg:viewBox="0 0 3001 1101">
          <text:p/>
        </draw:connector>
        <draw:connector draw:style-name="gr7" draw:text-style-name="P2" draw:layer="measurelines" draw:type="line" svg:x1="13.2cm" svg:y1="10.5cm" svg:x2="10.201cm" svg:y2="11.6cm" draw:start-shape="id63" draw:start-glue-point="8" draw:end-shape="id70" draw:end-glue-point="4" svg:d="M13200 10500l-2999 1100" svg:viewBox="0 0 3000 1101">
          <text:p/>
        </draw:connector>
        <draw:connector draw:style-name="gr7" draw:text-style-name="P2" draw:layer="measurelines" draw:type="line" svg:x1="13.201cm" svg:y1="12cm" svg:x2="10.2cm" svg:y2="13.1cm" draw:start-shape="id72" draw:start-glue-point="8" draw:end-shape="id79" draw:end-glue-point="4" svg:d="M13201 12000l-3001 1100" svg:viewBox="0 0 3002 1101">
          <text:p/>
        </draw:connector>
        <draw:custom-shape draw:style-name="gr8" draw:text-style-name="P1" xml:id="id82" draw:id="id82" draw:layer="measurelines" svg:width="0.4cm" svg:height="0.4cm" draw:transform="rotate (-1.5707963267949) translate (15.165cm 1.1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3" draw:id="id83" draw:layer="measurelines" svg:width="0.4cm" svg:height="0.4cm" draw:transform="rotate (-1.5707963267949) translate (15.165cm 2.6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4" draw:id="id84" draw:layer="measurelines" svg:width="0.4cm" svg:height="0.4cm" draw:transform="rotate (-1.5707963267949) translate (15.165cm 4.1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5" draw:id="id85" draw:layer="measurelines" svg:width="0.4cm" svg:height="0.4cm" draw:transform="rotate (-1.5707963267949) translate (15.165cm 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6" draw:id="id86" draw:layer="measurelines" svg:width="0.4cm" svg:height="0.4cm" draw:transform="rotate (-1.5707963267949) translate (15.165cm 7.0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measurelines" draw:type="line" svg:x1="14.965cm" svg:y1="1.501cm" svg:x2="14.965cm" svg:y2="2.601cm" draw:start-shape="id82" draw:start-glue-point="10" draw:end-shape="id83" draw:end-glue-point="6" svg:d="M14965 1501v1100" svg:viewBox="0 0 1 1101">
          <text:p/>
        </draw:connector>
        <draw:custom-shape draw:style-name="gr8" draw:text-style-name="P1" xml:id="id87" draw:id="id87" draw:layer="measurelines" svg:width="0.4cm" svg:height="0.4cm" draw:transform="rotate (-1.5707963267949) translate (15.165cm 8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8" draw:id="id88" draw:layer="measurelines" svg:width="0.4cm" svg:height="0.4cm" draw:transform="rotate (-1.5707963267949) translate (15.165cm 10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9" draw:id="id89" draw:layer="measurelines" svg:width="0.4cm" svg:height="0.4cm" draw:transform="rotate (-1.5707963267949) translate (15.165cm 11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0" draw:id="id90" draw:layer="measurelines" svg:width="0.4cm" svg:height="0.4cm" draw:transform="rotate (-1.5707963267949) translate (15.165cm 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measurelines" draw:type="line" svg:x1="14.965cm" svg:y1="3.001cm" svg:x2="14.965cm" svg:y2="4.101cm" draw:start-shape="id83" draw:start-glue-point="10" draw:end-shape="id84" draw:end-glue-point="6" svg:d="M14965 3001v1100" svg:viewBox="0 0 1 1101">
          <text:p/>
        </draw:connector>
        <draw:connector draw:style-name="gr6" draw:text-style-name="P1" draw:layer="measurelines" draw:type="line" svg:x1="14.965cm" svg:y1="5.901cm" svg:x2="14.965cm" svg:y2="7.001cm" draw:start-shape="id85" draw:start-glue-point="10" draw:end-shape="id86" draw:end-glue-point="6" svg:d="M14965 5901v1100" svg:viewBox="0 0 1 1101">
          <text:p/>
        </draw:connector>
        <draw:connector draw:style-name="gr6" draw:text-style-name="P1" draw:layer="measurelines" draw:type="line" svg:x1="14.965cm" svg:y1="7.401cm" svg:x2="14.965cm" svg:y2="8.501cm" draw:start-shape="id86" draw:start-glue-point="10" draw:end-shape="id87" draw:end-glue-point="6" svg:d="M14965 7401v1100" svg:viewBox="0 0 1 1101">
          <text:p/>
        </draw:connector>
        <draw:connector draw:style-name="gr6" draw:text-style-name="P1" draw:layer="measurelines" draw:type="line" svg:x1="14.965cm" svg:y1="10.4cm" svg:x2="14.965cm" svg:y2="11.5cm" draw:start-shape="id88" draw:start-glue-point="10" draw:end-shape="id89" draw:end-glue-point="3" svg:d="M14965 10400v1100" svg:viewBox="0 0 1 1101">
          <text:p/>
        </draw:connector>
        <draw:connector draw:style-name="gr6" draw:text-style-name="P1" draw:layer="measurelines" draw:type="line" svg:x1="14.965cm" svg:y1="11.9cm" svg:x2="14.965cm" svg:y2="13cm" draw:start-shape="id89" draw:start-glue-point="10" draw:end-shape="id90" draw:end-glue-point="6" svg:d="M14965 11900v1100" svg:viewBox="0 0 1 1101">
          <text:p/>
        </draw:connector>
        <draw:connector draw:style-name="gr7" draw:text-style-name="P1" draw:layer="layout" draw:type="curve" svg:x1="15.165cm" svg:y1="4.301cm" svg:x2="15.165cm" svg:y2="1.301cm" draw:start-shape="id84" draw:start-glue-point="4" draw:end-shape="id82" draw:end-glue-point="4" svg:d="M15165 4301c751 0 751-3000 0-3000" svg:viewBox="0 0 564 3001">
          <text:p/>
        </draw:connector>
        <draw:connector draw:style-name="gr7" draw:text-style-name="P1" draw:layer="layout" draw:type="curve" svg:x1="15.165cm" svg:y1="8.701cm" svg:x2="15.165cm" svg:y2="5.701cm" draw:start-shape="id87" draw:start-glue-point="4" draw:end-shape="id85" draw:end-glue-point="4" svg:d="M15165 8701c751 0 751-3000 0-3000" svg:viewBox="0 0 564 3001">
          <text:p/>
        </draw:connector>
        <draw:connector draw:style-name="gr7" draw:text-style-name="P1" draw:layer="layout" draw:type="curve" svg:x1="15.165cm" svg:y1="13.2cm" svg:x2="15.165cm" svg:y2="10.2cm" draw:start-shape="id90" draw:start-glue-point="4" draw:end-shape="id88" draw:end-glue-point="4" svg:d="M15165 13200c751 0 751-3000 0-3000" svg:viewBox="0 0 564 3001">
          <text:p/>
        </draw:connector>
        <draw:connector draw:style-name="gr9" draw:text-style-name="P1" draw:layer="layout" draw:type="line" svg:x1="14.965cm" svg:y1="4.7cm" svg:x2="14.965cm" svg:y2="5.3cm" draw:start-shape="id91" draw:start-glue-point="1" draw:end-shape="id92" draw:end-glue-point="3" svg:d="M14965 4700v600" svg:viewBox="0 0 1 601">
          <text:p/>
        </draw:connector>
        <draw:connector draw:style-name="gr9" draw:text-style-name="P1" draw:layer="layout" draw:type="line" svg:x1="14.965cm" svg:y1="9.1cm" svg:x2="14.965cm" svg:y2="9.8cm" draw:start-shape="id92" draw:start-glue-point="1" draw:end-shape="id93" draw:end-glue-point="3" svg:d="M14965 9100v700" svg:viewBox="0 0 1 701">
          <text:p/>
        </draw:connector>
        <draw:connector draw:style-name="gr9" draw:text-style-name="P1" draw:layer="layout" draw:type="line" svg:x1="4.301cm" svg:y1="7.3cm" svg:x2="5.101cm" svg:y2="7.3cm" draw:start-shape="id94" draw:start-glue-point="1" draw:end-shape="id95" draw:end-glue-point="3" svg:d="M4301 7300h800" svg:viewBox="0 0 801 1">
          <text:p/>
        </draw:connector>
        <draw:connector draw:style-name="gr9" draw:text-style-name="P1" draw:layer="layout" draw:type="line" svg:x1="8.901cm" svg:y1="7.3cm" svg:x2="9.801cm" svg:y2="7.3cm" draw:start-shape="id95" draw:start-glue-point="1" draw:end-shape="id96" draw:end-glue-point="3" svg:d="M8901 7300h900" svg:viewBox="0 0 901 1">
          <text:p/>
        </draw:connector>
        <draw:custom-shape draw:style-name="gr10" draw:text-style-name="P3" draw:layer="layout" svg:width="3.8cm" svg:height="0.999cm" draw:transform="rotate (-1.5707963267949) translate (17.3cm 0.9cm)">
          <text:p text:style-name="P3"><text:span text:style-name="T1">Cache 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7.169601688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2.873cm" svg:height="1.043cm" svg:x="5.701cm" svg:y="-0.2cm">
          <draw:text-box>
            <text:p text:style-name="P4"><text:span text:style-name="T2">Matrice</text:span></text:p>
          </draw:text-box>
        </draw:frame>
        <draw:frame draw:style-name="gr11" draw:text-style-name="P7" draw:layer="layout" svg:width="2.873cm" svg:height="1.043cm" svg:x="13.501cm" svg:y="-0.143cm">
          <draw:text-box>
            <text:p text:style-name="P6"><text:span text:style-name="T3">Vecte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 Mono" svg:font-family="'Fira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cm" fo:page-height="1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21:45:21.800000000</meta:creation-date>
    <dc:date>2015-06-20T01:36:09.169189747</dc:date>
    <meta:editing-duration>PT38M6S</meta:editing-duration>
    <meta:editing-cycles>12</meta:editing-cycles>
    <meta:generator>LibreOffice/4.2.8.2$Linux_x86 LibreOffice_project/420m0$Build-2</meta:generator>
    <meta:document-statistic meta:object-count="192"/>
  </office:meta>
</office:document-meta>
</file>